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reformatted_20_Text">Reference, Quantity, Value, Footprint, Datasheet</text:p>
      <text:p text:style-name="Preformatted_20_Text">C1 C2 C5 C6 ,4,"220nF","Capacitors_SMD:C_0805_HandSoldering",""</text:p>
      <text:p text:style-name="Preformatted_20_Text">C10 C11 C13 C15 C17 C18 C19 C20 C21 C22 ,10,"10uF","Capacitors_SMD:C_0805_HandSoldering",""</text:p>
      <text:p text:style-name="Preformatted_20_Text">C12 ,1,"0.1uF","Capacitors_SMD:C_0805_HandSoldering",""</text:p>
      <text:p text:style-name="Preformatted_20_Text">C14 C16 ,2,"0,1uF","Capacitors_SMD:C_0805_HandSoldering",""</text:p>
      <text:p text:style-name="Preformatted_20_Text">C3 C4 ,2,"15pF","Capacitors_SMD:C_0805_HandSoldering",""</text:p>
      <text:p text:style-name="Preformatted_20_Text">C7 C8 ,2,"100nF","Capacitors_SMD:C_0805_HandSoldering",""</text:p>
      <text:p text:style-name="Preformatted_20_Text">C9 ,1,"470nF","Capacitors_SMD:C_0805_HandSoldering",""</text:p>
      <text:p text:style-name="Preformatted_20_Text">F1 ,1,"0,5A flink","Fuse_Holders_and_Fuses:Fuseholder5x20_horiz_open_inline_Type-I",""</text:p>
      <text:p text:style-name="Preformatted_20_Text">F2 ,1,"1,0A flink","Fuse_Holders_and_Fuses:Fuseholder5x20_horiz_open_inline_Type-I",""</text:p>
      <text:p text:style-name="Preformatted_20_Text">F3 ,1,"2,0A träge","Fuse_Holders_and_Fuses:Fuseholder5x20_horiz_open_inline_Type-I",""</text:p>
      <text:p text:style-name="Preformatted_20_Text">J1 ,1,"DIN-7","TMO:din-7",""</text:p>
      <text:p text:style-name="Preformatted_20_Text">J2 ,1,"Versorgung MISTer","Connectors_Molex:Molex_KK-6410-02_02x2.54mm_Straight","~"</text:p>
      <text:p text:style-name="Preformatted_20_Text">J3 ,1,"ICSP","Pin_Headers:Pin_Header_Straight_1x06_Pitch2.54mm",""</text:p>
      <text:p text:style-name="Preformatted_20_Text">J4 ,1,"Joystick Port 1","Connectors_DSub:DSUB-9_Male_Horizontal_Pitch2.77x2.84mm_EdgePinOffset7.70mm_Housed_MountingHolesOffset9.12mm",""</text:p>
      <text:p text:style-name="Preformatted_20_Text">J5 ,1,"Status-LED","TMO:Pin_Header_Straight_1x03_Pitch2.54mm_long_pad",""</text:p>
      <text:p text:style-name="Preformatted_20_Text">J6 ,1,"Joystick Port 2","Connectors_DSub:DSUB-9_Male_Horizontal_Pitch2.77x2.84mm_EdgePinOffset7.70mm_Housed_MountingHolesOffset9.12mm",""</text:p>
      <text:p text:style-name="Preformatted_20_Text">J7 ,1,"C64 Keyboard","TMO:Pin_Header_Straight_1x20_Pitch2.54mm_long_pad",""</text:p>
      <text:p text:style-name="Preformatted_20_Text">LED1 LED11 LED13 LED3 LED5 LED7 LED9 ,7,"green","LEDs:LED_0805_HandSoldering",""</text:p>
      <text:p text:style-name="Preformatted_20_Text">LED15 ,1,"red","LEDs:LED_0805_HandSoldering",""</text:p>
      <text:p text:style-name="Preformatted_20_Text">LED10 LED12 LED14 LED2 LED4 LED6 LED8 ,7,"amber","LEDs:LED_0805_HandSoldering",""</text:p>
      <text:p text:style-name="Preformatted_20_Text">MH1 MH2 MH3 MH4 MH5 ,5,"Conn_01x01","Mounting_Holes:MountingHole_3.7mm",""</text:p>
      <text:p text:style-name="Preformatted_20_Text">P1 ,1,"USB IN","TMO:Pin_Header_Straight_1x04_Pitch2.54mm_long_pad",""</text:p>
      <text:p text:style-name="Preformatted_20_Text">R1 R18 R2 R3 R4 ,5,"100k","Resistors_SMD:R_0805_HandSoldering",""</text:p>
      <text:p text:style-name="Preformatted_20_Text">R10 R11 R12 R13 R14 R15 R16 R9 ,8,"510","Resistors_SMD:R_0805_HandSoldering",""</text:p>
      <text:p text:style-name="Preformatted_20_Text">R17 ,1,"47k","Resistors_SMD:R_0805_HandSoldering",""</text:p>
      <text:p text:style-name="Preformatted_20_Text">R19 ,1,"2k7","Resistors_SMD:R_0805_HandSoldering",""</text:p>
      <text:p text:style-name="Preformatted_20_Text">R6 ,1,"1k","Resistors_SMD:R_0805_HandSoldering",""</text:p>
      <text:p text:style-name="Preformatted_20_Text">R7 ,1,"150","Resistors_SMD:R_0805_HandSoldering",""</text:p>
      <text:p text:style-name="Preformatted_20_Text">R5 R8 ,2,"10k","Resistors_SMD:R_0805_HandSoldering",""</text:p>
      <text:p text:style-name="Preformatted_20_Text">SW1 ,1,"DPDT_SWITCH","TMO:DPDT_SWITCH",""</text:p>
      <text:p text:style-name="Preformatted_20_Text">U1 ,1,"PIC18F4450-IP","Housings_DIP:DIP-40_W15.24mm_Socket_LongPads",""</text:p>
      <text:p text:style-name="Preformatted_20_Text">U2 ,1,"24C02","Housings_SOIC:SOIC-8_3.9x4.9mm_Pitch1.27mm",""</text:p>
      <text:p text:style-name="Preformatted_20_Text">U3 ,1,"FE2.1-48","Housings_QFP:LQFP-48_7x7mm_Pitch0.5mm",""</text:p>
      <text:p text:style-name="Preformatted_20_Text">USB1 USB2 USB3 ,3,"USB_A","Connectors:USB_A",""</text:p>
      <text:p text:style-name="Preformatted_20_Text">USB5 USB6 ,2,"USB out","TMO:Pin_Header_Straight_1x04_Pitch2.54mm_long_pad",""</text:p>
      <text:p text:style-name="Preformatted_20_Text">USB7 ,1,"USB out","Pin_Headers:Pin_Header_Straight_1x04_Pitch2.54mm",""</text:p>
      <text:p text:style-name="Preformatted_20_Text">X1 ,1,"20MHz","Crystals:Crystal_SMD_5032-2pin_5.0x3.2mm_HandSoldering",""</text:p>
      <text:p text:style-name="Preformatted_20_Text">X2 ,1,"12MHz","Crystals:Crystal_SMD_5032-2pin_5.0x3.2mm_HandSoldering","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3-04T17:03:11.312054000</meta:print-date>
    <dc:date>2019-03-04T17:03:48.963952000</dc:date>
    <meta:editing-duration>PT1M36S</meta:editing-duration>
    <meta:editing-cycles>1</meta:editing-cycles>
    <meta:document-statistic meta:table-count="0" meta:image-count="0" meta:object-count="0" meta:page-count="1" meta:paragraph-count="39" meta:word-count="139" meta:character-count="2668" meta:non-whitespace-character-count="2568"/>
    <meta:generator>LibreOffice/6.1.1.2$MacOSX_X86_64 LibreOffice_project/5d19a1bfa650b796764388cd8b33a5af1f5baa1b</meta:generator>
  </office:meta>
</office:document-meta>
</file>